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able_20_Contents">
      <style:text-properties officeooo:rsid="0014af7b" officeooo:paragraph-rsid="0014af7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200fe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ad213" officeooo:paragraph-rsid="001d6a69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2f5cb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fo:font-weight="normal" officeooo:rsid="0012f5cb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eac60"/>
    </style:style>
    <style:style style:name="T8" style:family="text">
      <style:text-properties officeooo:rsid="0012f5cb"/>
    </style:style>
    <style:style style:name="T9" style:family="text">
      <style:text-properties officeooo:rsid="0014af7b"/>
    </style:style>
    <style:style style:name="T10" style:family="text">
      <style:text-properties officeooo:rsid="000a3f9c"/>
    </style:style>
    <style:style style:name="T11" style:family="text">
      <style:text-properties officeooo:rsid="000b7d41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d6a69"/>
    </style:style>
    <style:style style:name="T15" style:family="text">
      <style:text-properties officeooo:rsid="001f493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8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3"><text:s/></text:span><text:span text:style-name="T5">d</text:span><text:span text:style-name="T4">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20414" text:style-name="Numerazione_20_UC">
              <text:list-item text:start-value="1">
                <text:p text:style-name="P11"><text:span text:style-name="T1">L' utente accede </text:span><text:span text:style-name="T6">alla sezione eventi </text:span></text:p>
                <text:p text:style-name="P13"/>
              </text:list-item>
              <text:list-item>
                <text:p text:style-name="P15"><text:span text:style-name="T14">Il sistema mostra la lista degli eventi (include Visualizza Evento)</text:span></text:p>
              </text:list-item>
              <text:list-item>
                <text:p text:style-name="P12">L<text:span text:style-name="T7">'</text:span>utente <text:span text:style-name="T15">seleziona la funzionalità di inserimento nuovo evento</text:span></text:p>
                <text:p text:style-name="P14"/>
              </text:list-item>
              <text:list-item>
                <text:p text:style-name="P14">Il sistema mostra un form per l'aggiunta di un nuovo evento</text:p>
                <text:p text:style-name="P12"/>
              </text:list-item>
              <text:list-item>
                <text:p text:style-name="P12">L'utente <text:span text:style-name="T9">compila il form </text:span><text:span text:style-name="T15">con i dati corrispondenti</text:span></text:p>
                <text:p text:style-name="P14"/>
              </text:list-item>
              <text:list-item>
                <text:p text:style-name="P12">L'utente sottomette <text:span text:style-name="T9">il form</text:span></text:p>
                <text:p text:style-name="P14"/>
              </text:list-item>
              <text:list-item>
                <text:p text:style-name="P14">Il sistema <text:span text:style-name="T9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0">L'educatore ha inserito </text:span><text:span text:style-name="T9">l' evento</text:span><text:span text:style-name="T11"> </text:span><text:span text:style-name="T10">correttamente, </text:span><text:span text:style-name="T12">ha confermato l' operazione e il sistema ha aggiornato </text:span><text:span text:style-name="T9">l'elenco eventi.</text:span></text:p>
            <text:p text:style-name="P6"><text:span text:style-name="T10">L'educatore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aggiornato </text:span><text:span text:style-name="T9">l'elenco eventi.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06270" text:style-name="L1">
              <text:list-item>
                <text:p text:style-name="P10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26S</meta:editing-duration>
    <meta:editing-cycles>16</meta:editing-cycles>
    <meta:generator>LibreOffice/3.6$Windows_x86 LibreOffice_project/da8c1e6-fd468f4-454e206-f42a4a9-143cfd</meta:generator>
    <dc:date>2012-10-19T22:11:06.18</dc:date>
    <meta:document-statistic meta:table-count="1" meta:image-count="0" meta:object-count="0" meta:page-count="1" meta:paragraph-count="23" meta:word-count="159" meta:character-count="1026" meta:non-whitespace-character-count="894"/>
  </office:meta>
</office:document-meta>
</file>